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1">
      <style:paragraph-properties>
        <style:tab-stops/>
      </style:paragraph-properties>
      <style:text-properties style:use-window-font-color="true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 style:list-style-name="L5">
      <style:paragraph-properties>
        <style:tab-stops/>
      </style:paragraph-properties>
    </style:style>
    <style:style style:name="P5" style:family="paragraph" style:parent-style-name="Standard" style:list-style-name="L10">
      <style:paragraph-properties>
        <style:tab-stops/>
      </style:paragraph-properties>
    </style:style>
    <style:style style:name="P6" style:family="paragraph" style:parent-style-name="Standard" style:list-style-name="L11">
      <style:paragraph-properties>
        <style:tab-stops/>
      </style:paragraph-properties>
    </style:style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3">
      <style:paragraph-properties fo:margin-left="1.64cm" fo:margin-right="0cm" fo:text-indent="-0.635cm" style:auto-text-indent="false">
        <style:tab-stops/>
      </style:paragraph-properties>
    </style:style>
    <style:style style:name="P10" style:family="paragraph" style:parent-style-name="Standard" style:list-style-name="L3">
      <style:paragraph-properties fo:margin-left="1.958cm" fo:margin-right="0cm" fo:text-indent="-0.635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13" style:family="paragraph" style:parent-style-name="Standard" style:list-style-name="L9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14" style:family="paragraph" style:parent-style-name="Standard" style:list-style-name="L9">
      <style:paragraph-properties fo:margin-left="1.984cm" fo:margin-right="0cm" fo:text-indent="0cm" style:auto-text-indent="false">
        <style:tab-stops/>
      </style:paragraph-properties>
      <style:text-properties style:use-window-font-color="true"/>
    </style:style>
    <style:style style:name="P15" style:family="paragraph" style:parent-style-name="Text_20_body" style:list-style-name="L3"/>
    <style:style style:name="P16" style:family="paragraph" style:parent-style-name="Text_20_body">
      <style:paragraph-properties>
        <style:tab-stops/>
      </style:paragraph-properties>
      <style:text-properties style:use-window-font-color="true"/>
    </style:style>
    <style:style style:name="P17" style:family="paragraph" style:parent-style-name="Text_20_body" style:list-style-name="L5">
      <style:paragraph-properties>
        <style:tab-stops/>
      </style:paragraph-properties>
    </style:style>
    <style:style style:name="P18" style:family="paragraph" style:parent-style-name="Text_20_body" style:list-style-name="L6">
      <style:paragraph-properties>
        <style:tab-stops/>
      </style:paragraph-properties>
    </style:style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3">
      <style:paragraph-properties fo:margin-left="2.249cm" fo:margin-right="0cm" fo:text-indent="-0.979cm" style:auto-text-indent="false">
        <style:tab-stops/>
      </style:paragraph-properties>
    </style:style>
    <style:style style:name="P22" style:family="paragraph" style:parent-style-name="Text_20_body" style:list-style-name="L3">
      <style:paragraph-properties fo:margin-left="2.249cm" fo:margin-right="0cm" fo:text-indent="-0.979cm" style:auto-text-indent="false">
        <style:tab-stops/>
      </style:paragraph-properties>
    </style:style>
    <style:style style:name="P23" style:family="paragraph" style:parent-style-name="Text_20_body" style:list-style-name="L3">
      <style:paragraph-properties fo:margin-left="1.852cm" fo:margin-right="0cm" fo:text-indent="-0.979cm" style:auto-text-indent="false">
        <style:tab-stops/>
      </style:paragraph-properties>
    </style:style>
    <style:style style:name="P24" style:family="paragraph" style:parent-style-name="Text_20_body" style:list-style-name="L3">
      <style:paragraph-properties fo:margin-left="1.852cm" fo:margin-right="0cm" fo:text-indent="-0.979cm" style:auto-text-indent="false">
        <style:tab-stops/>
      </style:paragraph-properties>
    </style:style>
    <style:style style:name="P25" style:family="paragraph" style:parent-style-name="Text_20_body" style:list-style-name="L3">
      <style:paragraph-properties fo:margin-left="2.725cm" fo:margin-right="0cm" fo:text-indent="-0.979cm" style:auto-text-indent="false">
        <style:tab-stops/>
      </style:paragraph-properties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paragraph-properties>
        <style:tab-stops/>
      </style:paragraph-properties>
    </style:style>
    <style:style style:name="P29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Monospace" fo:font-size="8pt" style:font-name-asian="Monospace" style:font-size-asian="8pt" style:font-name-complex="Monospace" style:font-size-complex="8pt"/>
    </style:style>
    <style:style style:name="T4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Arrow_20_concave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right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right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énérateur de code à partir de spécifications</text:p>
      <text:p text:style-name="Standard"/>
      <text:p text:style-name="Standard">Ensemble composé de 3 parties :</text:p>
      <text:list xml:id="list831245859" text:style-name="L1">
        <text:list-item>
          <text:p text:style-name="P1">application web « Specs » (PHP, MySQL)</text:p>
        </text:list-item>
        <text:list-item>
          <text:p text:style-name="P1">générateur de code (script python) : fichiers PHP et scripts SQL</text:p>
        </text:list-item>
        <text:list-item>
          <text:p text:style-name="P1">application « coquille vide » pour ajouter les fichiers PHP générés</text:p>
        </text:list-item>
      </text:list>
      <text:p text:style-name="Standard"/>
      <text:h text:style-name="Heading_20_1" text:outline-level="1">Application web « Specs »</text:h>
      <text:h text:style-name="Heading_20_2" text:outline-level="2">Description</text:h>
      <text:p text:style-name="Text_20_body">Application web en PHP de type CRUD (<text:span text:style-name="T1">Create</text:span> – <text:span text:style-name="T1">Read</text:span> – <text:span text:style-name="T1">Update</text:span> – <text:span text:style-name="T1">Delete</text:span>) avec les objets suivants :</text:p>
      <text:list xml:id="list1249578722" text:style-name="L3">
        <text:list-item>
          <text:p text:style-name="P15">Projet : identifiant, titre, description</text:p>
          <text:list>
            <text:list-item>
              <text:p text:style-name="P23">Règle de gestion : identifiant, numéro, type (fonctionnelle ou technique, énoncé, date de création)</text:p>
              <text:list>
                <text:list-item>
                  <text:p text:style-name="P21">Schéma : identifiant, numéro de version, date de création, titre, description, fichier image, fichier source, identifiant de la version précédente</text:p>
                </text:list-item>
              </text:list>
            </text:list-item>
            <text:list-item>
              <text:p text:style-name="P23">Cas d'utilisation : <text:s/>identifiant, description, titre, numéro</text:p>
              <text:list>
                <text:list-item>
                  <text:p text:style-name="P21">Scénario : <text:s/>identifiant, type (nominal, exception, alternatif)</text:p>
                  <text:list>
                    <text:list-item>
                      <text:p text:style-name="P25">Action : <text:s/>identifiant, numéro d'ordre, libellé de l'action</text:p>
                    </text:list-item>
                  </text:list>
                </text:list-item>
              </text:list>
            </text:list-item>
            <text:list-item>
              <text:p text:style-name="P9">Objet : <text:s/>identifiant, trigramme, libellé, code, description</text:p>
              <text:list>
                <text:list-item>
                  <text:p text:style-name="P10">Champ : <text:s/>identifiant, code, nom, nullable, type SQL, description</text:p>
                </text:list-item>
              </text:list>
            </text:list-item>
          </text:list>
        </text:list-item>
      </text:list>
      <text:p text:style-name="P11"/>
      <text:h text:style-name="Heading_20_2" text:outline-level="2">Modèle Conceptuel</text:h>
      <text:p text:style-name="P11">Liaison entre les objets :</text:p>
      <text:p text:style-name="P11"/>
      <text:p text:style-name="P11"><draw:g text:anchor-type="paragraph" draw:z-index="0" draw:style-name="gr1"><draw:custom-shape draw:style-name="gr2" draw:text-style-name="P31" draw:id="id1" svg:width="2.472cm" svg:height="1.414cm" svg:x="0cm" svg:y="0.002cm"><text:p text:style-name="P30"><text:span text:style-name="T5">Projet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" draw:text-style-name="P32" draw:id="id2" svg:width="3.885cm" svg:height="1.414cm" svg:x="6.001cm" svg:y="0.355cm"><text:p text:style-name="P30"><text:span text:style-name="T6">Règle de gestion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4" draw:text-style-name="P32" draw:id="id3" svg:width="3.883cm" svg:height="1.414cm" svg:x="4.942cm" svg:y="2.826cm"><text:p text:style-name="P30"><text:span text:style-name="T6">Cas d'utilisation</text:span></text:p><draw:enhanced-geometry svg:viewBox="0 0 21600 21600" draw:mirror-vertical="false" draw:mirror-horizontal="false" draw:type="rectangle" draw:enhanced-path="M 0 0 L 21600 0 21600 21600 0 21600 0 0 Z N"/></draw:custom-shape><draw:connector draw:style-name="gr5" draw:text-style-name="P33" svg:x1="2.471cm" svg:y1="0.708cm" svg:x2="6.001cm" svg:y2="1.061cm" draw:start-shape="id1" draw:start-glue-point="1" draw:end-shape="id2" draw:end-glue-point="3" svg:d="m1401 402h1000v200h1001"><text:p text:style-name="P30"><text:span text:style-name="T7">projet</text:span></text:p></draw:connector><draw:connector draw:style-name="gr6" draw:text-style-name="P33" svg:x1="1.235cm" svg:y1="1.415cm" svg:x2="6.883cm" svg:y2="2.826cm" draw:start-shape="id1" draw:start-glue-point="2" draw:end-shape="id3" svg:d="m700 802v399h3202v401"><text:p text:style-name="P30"><text:span text:style-name="T7">projet</text:span></text:p></draw:connector><draw:custom-shape draw:style-name="gr7" draw:text-style-name="P32" draw:id="id4" svg:width="2.472cm" svg:height="1.412cm" svg:x="0.353cm" svg:y="4.239cm"><text:p text:style-name="P30"><text:span text:style-name="T6">Objet</text:span></text:p><draw:enhanced-geometry svg:viewBox="0 0 21600 21600" draw:mirror-vertical="false" draw:mirror-horizontal="false" draw:type="rectangle" draw:enhanced-path="M 0 0 L 21600 0 21600 21600 0 21600 0 0 Z N"/></draw:custom-shape><draw:connector draw:style-name="gr8" draw:text-style-name="P33" svg:x1="1.235cm" svg:y1="1.415cm" svg:x2="1.588cm" svg:y2="4.239cm" draw:start-shape="id1" draw:end-shape="id4" draw:end-glue-point="0" svg:d="m700 802v800h200v801"><text:p text:style-name="P30"><text:span text:style-name="T7">projet</text:span></text:p></draw:connector><draw:custom-shape draw:style-name="gr9" draw:text-style-name="P32" draw:id="id5" svg:width="2.47cm" svg:height="1.414cm" svg:x="4.237cm" svg:y="6.708cm"><text:p text:style-name="P30"><text:span text:style-name="T6">Champ</text:span></text:p><draw:enhanced-geometry svg:viewBox="0 0 21600 21600" draw:mirror-vertical="false" draw:mirror-horizontal="false" draw:type="rectangle" draw:enhanced-path="M 0 0 L 21600 0 21600 21600 0 21600 0 0 Z N"/></draw:custom-shape><draw:connector draw:style-name="gr10" draw:text-style-name="P33" svg:x1="2.824cm" svg:y1="4.944cm" svg:x2="4.237cm" svg:y2="7.414cm" draw:start-shape="id4" draw:start-glue-point="1" draw:end-shape="id5" svg:d="m1601 2803h400v1400h401"><text:p text:style-name="P30"><text:span text:style-name="T7">objet</text:span></text:p></draw:connector><draw:custom-shape draw:style-name="gr11" draw:text-style-name="P32" draw:id="id6" svg:width="2.472cm" svg:height="1.414cm" svg:x="7.414cm" svg:y="5.65cm"><text:p text:style-name="P30"><text:span text:style-name="T6">Scénario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12" draw:text-style-name="P32" draw:id="id7" svg:width="2.47cm" svg:height="1.414cm" svg:x="12.709cm" svg:y="5.65cm"><text:p text:style-name="P30"><text:span text:style-name="T6">Action</text:span></text:p><draw:enhanced-geometry svg:viewBox="0 0 21600 21600" draw:mirror-vertical="false" draw:mirror-horizontal="false" draw:type="rectangle" draw:enhanced-path="M 0 0 L 21600 0 21600 21600 0 21600 0 0 Z N"/></draw:custom-shape><draw:connector draw:style-name="gr13" draw:text-style-name="P33" svg:x1="6.883cm" svg:y1="4.239cm" svg:x2="8.648cm" svg:y2="5.65cm" draw:start-shape="id3" draw:end-shape="id6" draw:end-glue-point="0" svg:d="m3902 2403v399h1001v401"><text:p text:style-name="P30"><text:span text:style-name="T7">Cas d'utilisation</text:span></text:p></draw:connector><draw:connector draw:style-name="gr14" draw:text-style-name="P33" svg:x1="9.885cm" svg:y1="6.356cm" svg:x2="12.709cm" svg:y2="6.356cm" draw:start-shape="id6" draw:start-glue-point="1" draw:end-shape="id7" svg:d="m5604 3604h1601"><text:p text:style-name="P30"><text:span text:style-name="T7">scénario</text:span></text:p></draw:connector><draw:custom-shape draw:style-name="gr15" draw:text-style-name="P32" draw:id="id8" svg:width="2.472cm" svg:height="1.414cm" svg:x="13.767cm" svg:y="0.355cm"><text:p text:style-name="P30"><text:span text:style-name="T6">Schéma</text:span></text:p><draw:enhanced-geometry svg:viewBox="0 0 21600 21600" draw:mirror-vertical="false" draw:mirror-horizontal="false" draw:type="rectangle" draw:enhanced-path="M 0 0 L 21600 0 21600 21600 0 21600 0 0 Z N"/></draw:custom-shape><draw:connector draw:style-name="gr16" draw:text-style-name="P33" svg:x1="9.885cm" svg:y1="1.06cm" svg:x2="13.767cm" svg:y2="1.06cm" draw:start-shape="id2" draw:end-shape="id8" draw:end-glue-point="3" svg:d="m5604 601h2201"><text:p text:style-name="P30"><text:span text:style-name="T7">Règle de gestion</text:span></text:p></draw:connector></draw:g></text:p>
      <text:h text:style-name="Heading_20_2" text:outline-level="2"><text:soft-page-break/>Exemple d'un projet</text:h>
      <text:h text:style-name="Heading_20_3" text:outline-level="3">Projet "Ecole de danse"</text:h>
      <text:p text:style-name="Standard">Description <text:span text:style-name="T2">: Gestion des activités et adhérents d'une école de danse. Danses de couple ou solo</text:span>.</text:p>
      <text:h text:style-name="P29" text:outline-level="3">Règles de gestion</text:h>
      <text:list xml:id="list1599030231" text:style-name="L5">
        <text:list-item>
          <text:p text:style-name="P4"><text:span text:style-name="T2">Un adhérent a une ou plusieurs activités. Il ne peut pas pratiquer 2 activités à la fois, pour le même jour, sur des horaires qui se chevauchent.</text:span></text:p>
        </text:list-item>
        <text:list-item>
          <text:p text:style-name="P4"><text:span text:style-name="T2">Une activité est dirigée par un professeur, pour une saison.</text:span></text:p>
        </text:list-item>
        <text:list-item>
          <text:p text:style-name="P4"><text:span text:style-name="T2">Lorsque les activités sont définies pour une saison, il est possible d'annuler une activité pour cause de manque d'adhérent, de professeur ou autre. L'activité sera alors considérée comme "non maintenue".</text:span></text:p>
        </text:list-item>
        <text:list-item>
          <text:p text:style-name="P17"><text:span text:style-name="T2">La saison qui est "en cours" est celle dont sa période d'activité (période qui va de la date de début à la date de fin) contient la date du jour. </text:span>2 saisons ne peuvent avoir leurs périodes d'activités qui se chevauchent.</text:p>
        </text:list-item>
      </text:list>
      <text:h text:style-name="P28" text:outline-level="3"><text:span text:style-name="T2">Cas d'utilisations</text:span></text:h>
      <text:list xml:id="list261225687" text:style-name="L6">
        <text:list-item>
          <text:p text:style-name="P18"><text:span text:style-name="T2">Rechercher, ajouter, modifier un adhérent.</text:span></text:p>
        </text:list-item>
        <text:list-item>
          <text:p text:style-name="P18"><text:span text:style-name="T2">Le paramétrage regroupe les saisons, les tranches d'age, les niveaux.</text:span></text:p>
        </text:list-item>
        <text:list-item>
          <text:p text:style-name="P18"><text:span text:style-name="T2">Rechercher, ajouter, modifier un professeur.</text:span></text:p>
        </text:list-item>
        <text:list-item>
          <text:p text:style-name="P18"><text:span text:style-name="T2">Rechercher, ajouter, modifier une activité.</text:span></text:p>
        </text:list-item>
        <text:list-item>
          <text:p text:style-name="P18"><text:span text:style-name="T2">Lors des inscriptions d'une saison, les adhérents sont créés ou retrouvés (d'une saison précédente) et ils sont associés à une ou plusieurs activités. </text:span>Utilisation de recherches et de filtres sur les critères des adhérents.</text:p>
        </text:list-item>
        <text:list-item>
          <text:p text:style-name="P18"><text:span text:style-name="T2">La page d'accueil présente les activités maintenue pour la saison en cours.</text:span></text:p>
        </text:list-item>
      </text:list>
      <text:h text:style-name="P28" text:outline-level="3"><text:span text:style-name="T2">Objets</text:span></text:h>
      <text:list xml:id="list677350792" text:style-name="L7">
        <text:list-item>
          <text:p text:style-name="P7"><text:span text:style-name="T2">Acti</text:span>vité</text:p>
        </text:list-item>
        <text:list-item>
          <text:p text:style-name="P7">Adhérent</text:p>
        </text:list-item>
        <text:list-item>
          <text:p text:style-name="P7">Lien Activités-Adherents</text:p>
        </text:list-item>
        <text:list-item>
          <text:p text:style-name="P7">Niveau</text:p>
        </text:list-item>
        <text:list-item>
          <text:p text:style-name="P7">Professeur</text:p>
        </text:list-item>
        <text:list-item>
          <text:p text:style-name="P7">Saison</text:p>
        </text:list-item>
        <text:list-item>
          <text:p text:style-name="P7">Tranche d'age</text:p>
        </text:list-item>
      </text:list>
      <text:p text:style-name="P12"/>
      <text:p text:style-name="P12"/>
      <text:h text:style-name="P26" text:outline-level="1"/>
      <text:h text:style-name="P27" text:outline-level="1">Générateur de code</text:h>
      <text:h text:style-name="Heading_20_2" text:outline-level="2">Description</text:h>
      <text:p text:style-name="P12">Le générateur de code est un script Python qui prend en entrée un ou plusieurs fichiers XML et génère un ensemble de fichiers utilisables pour une nouvelle application.</text:p>
      <text:p text:style-name="P12"/>
      <text:p text:style-name="P12">Les fichier XML décrivent les objets à générer (en fichiers PHP et script SQL). Ils doivent respecter une définition XSD, mais l'application « Specs » peut en produire un pour chaque objet défini avec des champs.</text:p>
      <text:p text:style-name="P12"/>
      <text:h text:style-name="Heading_20_2" text:outline-level="2">Syntaxe du fichier XML entrant</text:h>
      <text:p text:style-name="Standard"><text:span text:style-name="T2">Un ta</text:span>g « object », avec les propriétés « shortName » (nom de la table SQL) et « name » (nom de la classe PHP) doit inclure les tags suivants :</text:p>
      <text:list xml:id="list420936353" text:style-name="L8">
        <text:list-item>
          <text:p text:style-name="P8">un tag « description » (commentaire de la table SQL)</text:p>
        </text:list-item>
        <text:list-item>
          <text:p text:style-name="P8">des tags « attribute », avec un tag « description » (commentaire du champ SQL et infobulle des écrans) et avec les propriétés suivantes : </text:p>
          <text:list>
            <text:list-item>
              <text:p text:style-name="P8">« id » : nom de la colonne SQL et nom de la variable d'instance dans l'objet PHP</text:p>
            </text:list-item>
            <text:list-item>
              <text:p text:style-name="P8">« name » : libellé présenté à l'écran</text:p>
            </text:list-item>
            <text:list-item>
              <text:p text:style-name="P8">« nullable » : (YES ou NO) indicateur de saisie obligatoire</text:p>
            </text:list-item>
            <text:list-item>
              <text:p text:style-name="P8">« isKey » : (YES ou NO) indicateur de clé</text:p>
            </text:list-item>
            <text:list-item>
              <text:p text:style-name="P8">« autoincrement » : (YES ou NO) indicateur de séquence MySQL</text:p>
            </text:list-item>
            <text:list-item>
              <text:p text:style-name="P8">« type » : type MySQL de la donnée à stocker</text:p>
            </text:list-item>
          </text:list>
        </text:list-item>
      </text:list>
      <text:p text:style-name="Standard"/>
      <text:h text:style-name="Heading_20_2" text:outline-level="2">Génération de code</text:h>
      <text:p text:style-name="Standard"/>
      <text:p text:style-name="P12"><draw:g text:anchor-type="paragraph" draw:z-index="1" draw:style-name="gr1"><draw:custom-shape draw:style-name="gr17" draw:text-style-name="P34" svg:width="5.975cm" svg:height="8.626cm" svg:x="10.754cm" svg:y="1.328cm"><text:p text:style-name="P30"><text:span text:style-name="T8">Fichiers générés</text:span></text:p><draw:enhanced-geometry svg:viewBox="0 0 21600 21600" draw:path-stretchpoint-x="10800" draw:path-stretchpoint-y="10800" draw:text-areas="?f3 ?f4 ?f5 ?f6" draw:type="round-rectangle" draw:modifiers="645.7907159716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4" svg:width="5.973cm" svg:height="7.63cm" svg:x="0cm" svg:y="1.328cm"><text:p text:style-name="P30"><text:span text:style-name="T8">Fichiers template</text:span></text:p><draw:enhanced-geometry svg:viewBox="0 0 21600 21600" draw:path-stretchpoint-x="10800" draw:path-stretchpoint-y="10800" draw:text-areas="?f3 ?f4 ?f5 ?f6" draw:type="round-rectangle" draw:modifiers="645.7907159716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31" svg:width="3.32cm" svg:height="1.329cm" svg:x="6.585cm" svg:y="0cm"><text:p text:style-name="P30"><text:span text:style-name="T5">Fichier XML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0" draw:text-style-name="P32" svg:width="4.315cm" svg:height="0.664cm" svg:x="0.332cm" svg:y="1.991cm"><text:p text:style-name="P30"><text:span text:style-name="T6">Édition / Vu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1" draw:text-style-name="P32" svg:width="3.319cm" svg:height="1.327cm" svg:x="6.68cm" svg:y="4.219cm"><text:p text:style-name="P30"><text:span text:style-name="T6">Générateu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2" draw:text-style-name="P32" svg:width="4.315cm" svg:height="0.664cm" svg:x="0.332cm" svg:y="2.986cm"><text:p text:style-name="P30"><text:span text:style-name="T6">Édition / Contrôleu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3" draw:text-style-name="P32" svg:width="4.315cm" svg:height="0.664cm" svg:x="0.332cm" svg:y="4.978cm"><text:p text:style-name="P30"><text:span text:style-name="T6">Liste / Contrôleu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4" draw:text-style-name="P32" svg:width="4.315cm" svg:height="0.664cm" svg:x="0.332cm" svg:y="3.983cm"><text:p text:style-name="P30"><text:span text:style-name="T6">Liste / Vu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5" draw:text-style-name="P32" svg:width="4.315cm" svg:height="0.666cm" svg:x="0.332cm" svg:y="5.973cm"><text:p text:style-name="P30"><text:span text:style-name="T6">Helpe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6" draw:text-style-name="P32" svg:width="4.315cm" svg:height="0.664cm" svg:x="0.332cm" svg:y="6.969cm"><text:p text:style-name="P30"><text:span text:style-name="T6">Modèl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7" draw:text-style-name="P32" svg:width="4.313cm" svg:height="0.666cm" svg:x="12.227cm" svg:y="1.991cm"><text:p text:style-name="P30"><text:span text:style-name="T6">Édition / Vu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8" draw:text-style-name="P32" svg:width="4.313cm" svg:height="0.664cm" svg:x="12.227cm" svg:y="2.988cm"><text:p text:style-name="P30"><text:span text:style-name="T6">Édition / Contrôleu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9" draw:text-style-name="P32" svg:width="4.313cm" svg:height="0.666cm" svg:x="12.227cm" svg:y="4.978cm"><text:p text:style-name="P30"><text:span text:style-name="T6">Liste / Contrôleu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0" draw:text-style-name="P32" svg:width="4.313cm" svg:height="0.664cm" svg:x="12.227cm" svg:y="3.983cm"><text:p text:style-name="P30"><text:span text:style-name="T6">Liste / Vu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1" draw:text-style-name="P32" svg:width="4.313cm" svg:height="0.664cm" svg:x="12.227cm" svg:y="5.974cm"><text:p text:style-name="P30"><text:span text:style-name="T6">Helper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2" draw:text-style-name="P32" svg:width="4.313cm" svg:height="0.664cm" svg:x="12.227cm" svg:y="6.969cm"><text:p text:style-name="P30"><text:span text:style-name="T6">Modèle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3" draw:text-style-name="P34" svg:width="0.332cm" svg:height="5.642cm" svg:x="4.978cm" svg:y="1.991cm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34" draw:text-style-name="P32" svg:width="0.332cm" svg:height="6.638cm" svg:x="11.559cm" svg:y="1.988cm"><text:p/>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35" draw:text-style-name="P34" svg:x1="5.923cm" svg:y1="4.977cm" svg:x2="6.587cm" svg:y2="4.977cm"><text:p/></draw:line><draw:line draw:style-name="gr36" draw:text-style-name="P34" svg:x1="9.904cm" svg:y1="4.977cm" svg:x2="10.568cm" svg:y2="4.977cm"><text:p/></draw:line><draw:line draw:style-name="gr37" draw:text-style-name="P34" svg:x1="8.245cm" svg:y1="1.327cm" svg:x2="8.245cm" svg:y2="4.313cm"><text:p/></draw:line><draw:custom-shape draw:style-name="gr38" draw:text-style-name="P32" svg:width="4.313cm" svg:height="0.664cm" svg:x="12.227cm" svg:y="7.964cm"><text:p text:style-name="P30"><text:span text:style-name="T6">Scripts SQL</text:span></text:p><draw:enhanced-geometry svg:viewBox="0 0 21600 21600" draw:mirror-vertical="false" draw:mirror-horizontal="false" draw:type="rectangle" draw:enhanced-path="M 0 0 L 21600 0 21600 21600 0 21600 0 0 Z N"/></draw:custom-shape></draw:g></text:p>
      <text:p text:style-name="P12"><text:soft-page-break/>Les fichiers template sont des fichier PHP qui contiennent du texte qui sera interprété par le script Python :</text:p>
      <text:list xml:id="list829669908" text:style-name="L10">
        <text:list-item>
          <text:p text:style-name="P5"><text:span text:style-name="T2">Édition / Vue :</text:span></text:p>
          <text:list>
            <text:list-item>
              <text:p text:style-name="P5">%(Name) : object/name</text:p>
            </text:list-item>
            <text:list-item>
              <text:p text:style-name="P5">%(name_lower) : minuscule(object/name)</text:p>
            </text:list-item>
            <text:list-item>
              <text:p text:style-name="P5">%(keyVariable) : object/attribute/id de l'attribut qui est la clé</text:p>
            </text:list-item>
            <text:list-item>
              <text:p text:style-name="P5">%(listOfVariablesForEditing) : code HTML/PHP qui liste les variables en mode édition représentées sous forme de tableau</text:p>
            </text:list-item>
            <text:list-item>
              <text:p text:style-name="P5">%(javascriptCodeForControls) : code Javascript qui sera inséré selon le type des champs</text:p>
            </text:list-item>
          </text:list>
        </text:list-item>
        <text:list-item>
          <text:p text:style-name="P5">Édition / Contrôler :</text:p>
          <text:list>
            <text:list-item>
              <text:p text:style-name="P5">%(Name) : object/name</text:p>
            </text:list-item>
            <text:list-item>
              <text:p text:style-name="P5">%(keyVariable) : object/attribute/id de l'attribut qui est la clé</text:p>
            </text:list-item>
            <text:list-item>
              <text:p text:style-name="P5">%(name_lower) : minuscule(object/name)</text:p>
            </text:list-item>
            <text:list-item>
              <text:p text:style-name="P5">%(listOfVariablesForViewExtraction) : code PHP pour extraire les variables de la vue</text:p>
            </text:list-item>
          </text:list>
        </text:list-item>
        <text:list-item>
          <text:p text:style-name="P5">Liste / Vue :</text:p>
          <text:list>
            <text:list-item>
              <text:p text:style-name="P5">%(Name) : object/name</text:p>
            </text:list-item>
            <text:list-item>
              <text:p text:style-name="P5">%(keyVariable) : object/attribute/id de l'attribut qui est la clé</text:p>
            </text:list-item>
            <text:list-item>
              <text:p text:style-name="P5">%(name_lower) : minuscule(object/name)</text:p>
            </text:list-item>
            <text:list-item>
              <text:p text:style-name="P5">%(listOfVariablesForTableHeader) : code HTML/PHP qui liste les variables pour une entête de tableau</text:p>
            </text:list-item>
            <text:list-item>
              <text:p text:style-name="P5">%(listOfVariablesForTableBody) : code HTML/PHP qui liste les variables pour représentation dans un tableau</text:p>
            </text:list-item>
            <text:list-item>
              <text:p text:style-name="P5">%(listOfVariablesForAdding) : code HTML/PHP qui liste les variables en mode création</text:p>
            </text:list-item>
            <text:list-item>
              <text:p text:style-name="P5">%(javascriptCodeForControls) : code Javascript qui sera inséré selon le type des champs</text:p>
            </text:list-item>
          </text:list>
        </text:list-item>
        <text:list-item>
          <text:p text:style-name="P5">Liste / Contrôler :</text:p>
          <text:list>
            <text:list-item>
              <text:p text:style-name="P5">%(Name) : object/name</text:p>
            </text:list-item>
            <text:list-item>
              <text:p text:style-name="P5">%(name_lower) : minuscule(object/name)</text:p>
            </text:list-item>
            <text:list-item>
              <text:p text:style-name="P5">%(listOfVariablesForViewExtraction) : code PHP pour extraire les variables de la vue (mode création)</text:p>
            </text:list-item>
          </text:list>
        </text:list-item>
        <text:list-item>
          <text:p text:style-name="P5">Helper :</text:p>
          <text:list>
            <text:list-item>
              <text:p text:style-name="P5">%(Name) : object/name</text:p>
            </text:list-item>
            <text:list-item>
              <text:p text:style-name="P5">%(keyVariable) : object/attribute/id de l'attribut qui est la clé</text:p>
            </text:list-item>
            <text:list-item>
              <text:p text:style-name="P5">%(listOfFieldsForSQL) : code PHP pour lister les champs SQL, séparés par une virgule</text:p>
            </text:list-item>
            <text:list-item>
              <text:p text:style-name="P5">%(tableName) : object/shortname</text:p>
            </text:list-item>
            <text:list-item>
              <text:p text:style-name="P5">%(listOfFieldsForMethodInsert) : code PHP pour lister les champs SQL, séparés par une virgule, spécifiquement pour la méthode « insert »</text:p>
            </text:list-item>
            <text:list-item>
              <text:p text:style-name="P5">%(listOfFieldsForInsert) : code PHP pour lister les champs SQL, séparés par une virgule</text:p>
            </text:list-item>
            <text:list-item>
              <text:p text:style-name="P5">%(listOfFieldsForMethodUpdate) : code PHP pour lister les champs SQL, séparés par une virgule, spécifiquement pour la méthode « update »</text:p>
            </text:list-item>
            <text:list-item>
              <text:p text:style-name="P5">%(listOfFieldsForUpdate) : code PHP pour lister les champs SQL et les valeurs, séparés par une virgule</text:p>
            </text:list-item>
            <text:list-item>
              <text:p text:style-name="P5">%(intConversion) : code PHP pour la conversion du type entier sur la clé</text:p>
            </text:list-item>
          </text:list>
        </text:list-item>
        <text:list-item>
          <text:p text:style-name="P5">Modèle :</text:p>
          <text:list>
            <text:list-item>
              <text:p text:style-name="P5">%(Name) : object/name</text:p>
            </text:list-item>
            <text:list-item>
              <text:p text:style-name="P5">%(name_lower) : minuscule(object/name)</text:p>
            </text:list-item>
            <text:list-item>
              <text:p text:style-name="P5">%(keyVariable) : object/attribute/id de l'attribut qui est la clé</text:p>
            </text:list-item>
            <text:list-item>
              <text:p text:style-name="P5">%(listOfVariablesForDeclaration) : code PHP pour lister les variables d'instance</text:p>
            </text:list-item>
            <text:list-item>
              <text:p text:style-name="P5">%(rowExtraction) : code PHP pour extraire les données d'un enregistrement SQL et alimenter une instance</text:p>
            </text:list-item>
            <text:list-item>
              <text:p text:style-name="P5"><text:soft-page-break/>%(listOfVariablesForMethodSave) : code PHP pour lister les variables, spécifiquement pour la méthode « save »</text:p>
            </text:list-item>
            <text:list-item>
              <text:p text:style-name="P5">%(listOfVariablesForMethodUpdate) : code PHP pour lister les variables, spécifiquement pour la méthode « update »</text:p>
            </text:list-item>
          </text:list>
        </text:list-item>
      </text:list>
      <text:p text:style-name="P3"/>
      <text:h text:style-name="Heading_20_2" text:outline-level="2">Utilisation</text:h>
      <text:list xml:id="list101007508" text:style-name="L11">
        <text:list-item>
          <text:list>
            <text:list-item>
              <text:p text:style-name="P6"><text:span text:style-name="T2">Purger les répertoires "sql/" et "CI_application"</text:span></text:p>
            </text:list-item>
            <text:list-item>
              <text:p text:style-name="P6"><text:span text:style-name="T2">Placer les fichiers XML dans le répertoire "objects/"</text:span></text:p>
            </text:list-item>
            <text:list-item>
              <text:p text:style-name="P6"><text:span text:style-name="T2">Changer comme bon vous semble les fichiers XML</text:span></text:p>
            </text:list-item>
            <text:list-item>
              <text:p text:style-name="P6"><text:span text:style-name="T2">Lancer la commande suivante : <text:line-break/><text:tab/>./generate.py &lt;databaseName&gt; &lt;fileObject0.xml&gt; [fileObject1.xml]<text:line-break/>exemples : <text:line-break/><text:tab/>./generate.py "flm" objects/LienActeurProjet.xml</text:span></text:p>
              <text:p text:style-name="P2"><text:span text:style-name="T2"><text:tab/>./generate.py "flm" objects/*.xml </text:span></text:p>
              <text:p text:style-name="P6"><text:span text:style-name="T2"/></text:p>
            </text:list-item>
            <text:list-item>
              <text:p text:style-name="P6"><text:span text:style-name="T2">Copier les fichier php générés dans les répertoire de l'application CodeIgniter :<text:line-break/>- CI_application/controllers/*.php --&gt; system/application/controllers/<text:line-break/>- CI_application/helpers/*.php --&gt; system/application/helpers/<text:line-break/>- CI_application/models/*.php --&gt; system/application/models/<text:line-break/>- CI_application/views/*.php --&gt; system/application/views/<text:line-break/></text:span></text:p>
            </text:list-item>
            <text:list-item>
              <text:p text:style-name="P6"><text:span text:style-name="T2">Lancer les scripts SQL du répertoire sql/ (Création des tables MySQL)</text:span></text:p>
            </text:list-item>
            <text:list-item>
              <text:p text:style-name="P6"><text:span text:style-name="T2">Modifier les fichiers suivants :<text:line-break/>- system/application/controllers/welcome.php<text:line-break/>- system/application/views/welcome_message.php<text:line-break/>- system/application/config/config.php<text:line-break/>- system/application/config/database.php</text:span></text:p>
              <text:p text:style-name="P6"><text:span text:style-name="T2"/></text:p>
            </text:list-item>
            <text:list-item>
              <text:p text:style-name="P6"><text:span text:style-name="T2">Renseigner les fichier CSS, les images manquantes</text:span></text:p>
            </text:list-item>
            <text:list-item>
              <text:p text:style-name="P6"><text:span text:style-name="T2">Développer les règles de gestion, etc...</text:span></text:p>
            </text:list-item>
          </text:list>
        </text:list-item>
      </text:list>
      <text:p text:style-name="P16"/>
      <text:h text:style-name="Heading_20_1" text:outline-level="1">Application « coquille vide »</text:h>
      <text:p text:style-name="Text_20_body">Le package « myCI_Application.zip » présent avec le générateur est une application PHP avec le framework « Code Igniter » v1.7.2, avec :</text:p>
      <text:list xml:id="list1023505654" text:style-name="L14">
        <text:list-item>
          <text:p text:style-name="P20">Les aspects dynamiques :</text:p>
          <text:list>
            <text:list-item>
              <text:p text:style-name="P20">la bibliothèque Javascript jQuery</text:p>
            </text:list-item>
            <text:list-item>
              <text:p text:style-name="P20">un menu déroulant (basé sur jQuery)</text:p>
            </text:list-item>
            <text:list-item>
              <text:p text:style-name="P20">un calendrier (JsCal2 - <text:a xlink:type="simple" xlink:href="http://www.dynarch.com/">http://www.dynarch.com/</text:a>)</text:p>
            </text:list-item>
            <text:list-item>
              <text:p text:style-name="P20">un éditeur de texte HTML : TinyMCE (v 3.1.0.1)</text:p>
            </text:list-item>
          </text:list>
        </text:list-item>
      </text:list>
      <text:list xml:id="list1949278361" text:style-name="L13">
        <text:list-item>
          <text:p text:style-name="P19">La mise en page :</text:p>
          <text:list>
            <text:list-item>
              <text:p text:style-name="P19">Google Blueprint CSS</text:p>
            </text:list-item>
            <text:list-item>
              <text:p text:style-name="P19">une mise en page par défaut avec des images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8-05T08:31:26</meta:creation-date>
    <dc:date>2011-08-05T10:26:58</dc:date>
    <dc:creator>julien </dc:creator>
    <meta:editing-duration>PT01H55M34S</meta:editing-duration>
    <meta:editing-cycles>46</meta:editing-cycles>
    <meta:generator>OpenOffice.org/3.2$Linux OpenOffice.org_project/320m12$Build-9483</meta:generator>
    <meta:document-statistic meta:table-count="0" meta:image-count="0" meta:object-count="0" meta:page-count="5" meta:paragraph-count="119" meta:word-count="1231" meta:character-count="7787"/>
  </office:meta>
</office:document-meta>
</file>